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DejaVu San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margin-left="0.9846in" fo:margin-right="0in" fo:text-indent="0in" style:auto-text-indent="false"/>
      <style:text-properties style:font-name="URW Gothic L"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knowledgments</text:p>
      <text:p text:style-name="P1"/>
      <text:p text:style-name="P3"><text:tab/>It is with great pleasure that we present the project, “omniPresence”. However, it is essential to state that this project is not our work only. A number of people are involved in this project to whom we are grateful. We take this opportunity to thank all those people who contributed to this project as much as we did and are equally responsible for the success of this project.</text:p>
      <text:p text:style-name="P3"><text:tab/>Firstly, we would like to thank our centre in-charge, Mr. A. N. Jha for encouraging us students to participate in project making. The task was made quite a lot easier by his support &amp; encouragement. Secondly, we would like to extend our heartfelt gratitude to our project guide, Ms. Jaya Paul who assisted us at all times and provided invaluable guidance and motivation. She always told us the correct approach to all things and helped us a lot during the project design. Thirdly, we would like to express our gratitude to our friends, especially Aprajita Pandey who provided tremendous support whenever we needed it . They really made the whole task much easier and hassle free. Fourthly, our family members also deserve a vote of thanks fr bearing with us at all times and encouraging us always. Last but definitely not the least, we would like to thank each other for being such great team members. The team performed tremendously well and each member carried out his designated task with the maximum perfection and accuracy . It was honestly a brilliant experience working in this team.</text:p>
      <text:p text:style-name="P3">Thank You!</text:p>
      <text:p text:style-name="P3"/>
      <text:p text:style-name="P3"/>
      <text:p text:style-name="P3"/>
      <text:p text:style-name="P3">BCA/2004/06: Saurajeet Dutta</text:p>
      <text:p text:style-name="P3">BCA/2016/06: Rahul Bose</text:p>
      <text:p text:style-name="P3">BCA/2018/06: Jyoti Prakash Nath</text:p>
      <text:p text:style-name="P3">BCA/2042/06: Purushott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3:08:17</meta:creation-date>
    <dc:date>2009-04-16T17:16:18</dc:date>
    <meta:editing-duration>PT00H08M19S</meta:editing-duration>
    <meta:editing-cycles>3</meta:editing-cycles>
    <meta:generator>OpenOffice.org/3.0$Linux OpenOffice.org_project/300m21$Build-9319</meta:generator>
    <meta:document-statistic meta:table-count="0" meta:image-count="0" meta:object-count="0" meta:page-count="1" meta:paragraph-count="8" meta:word-count="270" meta:character-count="1603"/>
    <meta:user-defined meta:name="Info 1"/>
    <meta:user-defined meta:name="Info 2"/>
    <meta:user-defined meta:name="Info 3"/>
    <meta:user-defined meta:name="Info 4"/>
  </office:meta>
</office:document-meta>
</file>